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90d" officeooo:paragraph-rsid="000f890d"/>
    </style:style>
    <style:style style:name="P2" style:family="paragraph" style:parent-style-name="Standard">
      <style:paragraph-properties fo:text-align="justify" style:justify-single-word="false"/>
      <style:text-properties officeooo:rsid="000f890d" officeooo:paragraph-rsid="000f890d"/>
    </style:style>
    <style:style style:name="P3" style:family="paragraph" style:parent-style-name="Standard">
      <style:paragraph-properties fo:text-align="justify" style:justify-single-word="false"/>
      <style:text-properties officeooo:paragraph-rsid="000f890d"/>
    </style:style>
    <style:style style:name="P4" style:family="paragraph" style:parent-style-name="Standard">
      <style:text-properties fo:font-weight="bold" officeooo:rsid="000f890d" officeooo:paragraph-rsid="000f890d" style:font-weight-asian="bold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0f89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de Extensão – Reciclagem Digital</text:p>
      <text:p text:style-name="P1">DECAT/UFOP/PROEX</text:p>
      <text:p text:style-name="P1"/>
      <text:p text:style-name="P1"/>
      <text:p text:style-name="P4">Justificativas para impressão de material de divulgação.</text:p>
      <text:p text:style-name="P1"/>
      <text:p text:style-name="P3">Este programa consiste <text:span text:style-name="T2">atualmente em</text:span> <text:span text:style-name="T2">três </text:span>projetos que visam a diminuição do impacto ambiental provocado pelo lixo eletrônico que se desdobra em várias frentes, quais sejam, reforma e/ou atualização de computadores (<text:span text:style-name="T1">hardware </text:span>e <text:span text:style-name="T1">software</text:span>) <text:s/>de instituições envolvidas no programa, montagem de computadores a partir de material presente no descarte da UFOP e manufatura reversa, que consiste em aproveitamento de componentes eletrônicos a partir de eletroeletrônicos defeituosos coletados na comunidade. O programa tem caráter educativo na área socioambiental quanto econômico.</text:p>
      <text:p text:style-name="P3"/>
      <text:p text:style-name="P2">O material a ser impresso, portanto, é parte das ações do programa, e tem caráter informativo, visto que o contato com as instituições a serem beneficiadas é feito por meio de correio eletrônico e visitas por parte dos bolsistas e professores vinculados ao projeto.</text:p>
      <text:p text:style-name="P2"/>
      <text:p text:style-name="P2">Atenciosamente,</text:p>
      <text:p text:style-name="P2">prof. Danny A.V. Tonidandel</text:p>
      <text:p text:style-name="P2">Coordenador do programa Reciclagem Digi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Tonidandel</meta:initial-creator>
    <meta:creation-date>2016-06-17T13:54:05.029802723</meta:creation-date>
    <dc:date>2016-06-17T14:00:03.305961058</dc:date>
    <dc:creator>Danny Tonidandel</dc:creator>
    <meta:editing-duration>PT5M58S</meta:editing-duration>
    <meta:editing-cycles>1</meta:editing-cycles>
    <meta:document-statistic meta:table-count="0" meta:image-count="0" meta:object-count="0" meta:page-count="1" meta:paragraph-count="8" meta:word-count="146" meta:character-count="1035" meta:non-whitespace-character-count="895"/>
    <meta:generator>LibreOffice/5.0.3.2$Linux_X86_64 LibreOffice_project/00m0$Build-2</meta:generator>
  </office:meta>
</office:document-meta>
</file>